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3.7516in"/>
    </style:style>
    <style:style style:name="co3" style:family="table-column">
      <style:table-column-properties fo:break-before="auto" style:column-width="4.148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13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null-year="1940"/>
      <table:table table:name="Res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2" office:value-type="string">
            <text:p>Cluster nos.</text:p>
          </table:table-cell>
          <table:table-cell table:style-name="ce2" office:value-type="string">
            <text:p>Typ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efab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800s terrace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970s/1980s detached suburban hous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700s terraces, no setback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700s terraces, deep setback</text:p>
          </table:table-cell>
        </table:table-row>
        <table:table-row table:style-name="ro1">
          <table:table-cell table:style-name="ce3" office:value-type="string">
            <text:p>3,5,20</text:p>
          </table:table-cell>
          <table:table-cell office:value-type="string">
            <text:p>1920s/1930s detached suburban houses (cluster 20 is semi-detached only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990s detached suburban hous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850s town house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mi-detached cottages (1880s)</text:p>
          </table:table-cell>
        </table:table-row>
        <table:table-row table:style-name="ro1">
          <table:table-cell table:style-name="ce3" office:value-type="string">
            <text:p>8,5,20</text:p>
          </table:table-cell>
          <table:table-cell office:value-type="string">
            <text:p>1920s/1930s flats (cluster 20 is setback-based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Victorian brick terraces (no setback)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750s town houses (stone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750s town houses (brick, with setback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890s town houses (brick, with setback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950s maisonette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ctorian stone tenements</text:p>
          </table:table-cell>
        </table:table-row>
        <table:table-row table:style-name="ro1">
          <table:table-cell table:style-name="ce3" office:value-type="string">
            <text:p>13,3</text:p>
          </table:table-cell>
          <table:table-cell office:value-type="string">
            <text:p>1960s high density terrace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ictorian brick tenement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960s tower block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910s town houses (white) – same setback as 1800s terrac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890s semi-detached – same setback as 1800s terrace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870s terraces (cluster 20 is setback based)</text:p>
          </table:table-cell>
        </table:table-row>
      </table:table>
      <table:table table:name="Com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Cluster nos.</text:p>
          </table:table-cell>
          <table:table-cell table:style-name="ce1" office:value-type="string">
            <text:p>Typ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1930s parade of shops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Victorian terraced shop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tone terraced shops</text:p>
          </table:table-cell>
        </table:table-row>
      </table:table>
      <table:table table:name="Ind" table:style-name="ta1"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2" office:value-type="string">
            <text:p>Cluster nos.</text:p>
          </table:table-cell>
          <table:table-cell table:style-name="ce2" office:value-type="string">
            <text:p>Typ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1930s warehouse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1750s block-filling warehous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5-12T21:29:14.29</meta:creation-date>
    <dc:date>2013-06-02T02:43:56</dc:date>
    <meta:editing-duration>PT43M12S</meta:editing-duration>
    <meta:editing-cycles>25</meta:editing-cycles>
    <meta:generator>LibreOffice/3.5$Linux_X86_64 LibreOffice_project/350m1$Build-2</meta:generator>
    <meta:document-statistic meta:table-count="3" meta:cell-count="60" meta:object-count="0"/>
  </office:meta>
</office:document-meta>
</file>